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3.81cm" style:use-optimal-column-width="false"/>
    </style:style>
    <style:style style:name="co2" style:family="table-column">
      <style:table-column-properties style:column-width="3.811cm" style:use-optimal-column-width="false"/>
    </style:style>
    <style:style style:name="ro1" style:family="table-row">
      <style:table-row-properties style:row-height="1.027cm"/>
    </style:style>
    <style:style style:name="ro2" style:family="table-row">
      <style:table-row-properties style:row-height="1.023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ah Ruben</presentation:footer-decl>
      <draw:page draw:name="page1" draw:style-name="dp1" draw:master-page-name="midnightblue" presentation:presentation-page-layout-name="AL1T0" presentation:use-footer-name="ftr1">
        <draw:frame presentation:style-name="pr1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Ein Versuch eine Taktik für das Spiel</text:p>
            <text:p/>
            <text:p>Hol‘s der Geier </text:p>
            <text:p/>
            <text:p>zu entwickel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draw:frame presentation:style-name="pr4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e wichtigsten Variablen und deren Nutzung</text:p>
                <text:list>
                  <text:list-item>
                    <text:p>private ArrayList&lt;Integer&gt; nochNichtGespielt</text:p>
                  </text:list-item>
                  <text:list-item>
                    <text:p>private ArrayList&lt;Integer&gt; meineKarten</text:p>
                  </text:list-item>
                  <text:list-item>
                    <text:p>private ArrayList&lt;Integer&gt; dieKartenDesGegners</text:p>
                  </text:list-item>
                  <text:list-item>
                    <text:p>private ArrayList&lt;Integer&gt; diePunktekarten</text:p>
                  </text:list-item>
                  <text:list-item>
                    <text:p>private int[] letzteZuege =</text:p>
                  </text:list-item>
                  <text:list-item>
                    <text:p>private ArrayList&lt;Integer&gt; letztePunktekarte</text:p>
                  </text:list-item>
                  <text:list-item>
                    <text:p>private int zug;</text:p>
                  </text:list-item>
                  <text:list-item>
                    <text:p>private HashMap&lt;Integer, Double&gt; meineKartenBewertung</text:p>
                  </text:list-item>
                  <text:list-item>
                    <text:p>private HashMap&lt;Integer, Double&gt; dieKartenBewertungDesGeg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draw:frame presentation:style-name="pr4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2 verwendete Klassen:</text:p>
                <text:list>
                  <text:list-item>
                    <text:p>Mein Bot</text:p>
                  </text:list-item>
                  <text:list-item>
                    <text:p>MyLogger</text:p>
                  </text:list-item>
                </text:list>
              </text:list-item>
              <text:list-item>
                <text:p>2 Dateien werden generiert</text:p>
              </text:list-item>
              <text:list-item>
                <text:p>Für 2 Spieler optimier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draw:frame presentation:style-name="pr4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Meine Ausgangslage:</text:p>
                <text:p/>
                <text:p/>
                <text:p>Der Normalfall ist das<text:line-break/>die Karten nach diesem<text:line-break/>Schema zurückgegeben<text:line-break/>werden. 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standard" draw:layer="layout" svg:width="7.62cm" svg:height="15.4cm" svg:x="17cm" svg:y="4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-5</text:p>
              </table:table-cell>
              <table:table-cell>
                <text:p>11</text:p>
              </table:table-cell>
            </table:table-row>
            <table:table-row table:style-name="ro1" table:default-cell-style-name="gray2">
              <table:table-cell>
                <text:p>-4</text:p>
              </table:table-cell>
              <table:table-cell>
                <text:p>10</text:p>
              </table:table-cell>
            </table:table-row>
            <table:table-row table:style-name="ro1" table:default-cell-style-name="gray1">
              <table:table-cell>
                <text:p>-3</text:p>
              </table:table-cell>
              <table:table-cell>
                <text:p>9</text:p>
              </table:table-cell>
            </table:table-row>
            <table:table-row table:style-name="ro1" table:default-cell-style-name="gray2">
              <table:table-cell>
                <text:p>-2</text:p>
              </table:table-cell>
              <table:table-cell>
                <text:p>8</text:p>
              </table:table-cell>
            </table:table-row>
            <table:table-row table:style-name="ro1" table:default-cell-style-name="gray1">
              <table:table-cell>
                <text:p>-1</text:p>
              </table:table-cell>
              <table:table-cell>
                <text:p>7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4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5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6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12</text:p>
              </table:table-cell>
            </table:table-row>
            <table:table-row table:style-name="ro1" table:default-cell-style-name="gray1">
              <table:table-cell>
                <text:p>8</text:p>
              </table:table-cell>
              <table:table-cell>
                <text:p>13</text:p>
              </table:table-cell>
            </table:table-row>
            <table:table-row table:style-name="ro1" table:default-cell-style-name="gray2">
              <table:table-cell>
                <text:p>9</text:p>
              </table:table-cell>
              <table:table-cell>
                <text:p>14</text:p>
              </table:table-cell>
            </table:table-row>
            <table:table-row table:style-name="ro2" table:default-cell-style-name="gray1">
              <table:table-cell>
                <text:p>10</text:p>
              </table:table-cell>
              <table:table-cell>
                <text:p>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>
        <draw:frame presentation:style-name="pr4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Ausnahmen die behandelt werden:</text:p>
              </text:list-header>
              <text:list-item>
                <text:p>Nach einer Runde wird individuell auf die darauffolgende Runde eingegangen</text:p>
                <text:p/>
              </text:list-item>
              <text:list-item>
                <text:p>Wenn die Gefahr besteht meine Standardverteilung zu stechen wird eingegriff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 presentation:use-footer-name="ftr1">
        <draw:frame presentation:style-name="pr1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Vielen Dank für Ihre Aufmerksamkeit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0:31:22.669000000</meta:creation-date>
    <dc:date>2018-01-22T11:22:35.006000000</dc:date>
    <meta:editing-duration>PT40M57S</meta:editing-duration>
    <meta:editing-cycles>2</meta:editing-cycles>
    <meta:generator>LibreOffice/5.2.7.2$Windows_x86 LibreOffice_project/2b7f1e640c46ceb28adf43ee075a6e8b8439ed10</meta:generator>
    <meta:document-statistic meta:object-count="60"/>
  </office:meta>
</office:document-meta>
</file>